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nnotLoadBeanClassException.CannotLoadBeanClassException( @ Nullable String resourceDescription , String beanName , @ Nullable String beanClassName , ClassNotFoundException cau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annotLoadBeanClassException.getBea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nnotLoadBeanClassException.getResource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nnotLoadBeanClassException.CannotLoadBeanClassException( @ Nullable String resourceDescription , String beanName , @ Nullable String beanClassName , LinkageError cau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annotLoadBeanClassException.getBean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